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svg:stroke-opacity="0%" draw:fill-color="#7e0021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0.193cm" svg:y1="1.345cm" svg:x2="0.539cm" svg:y2="0.456cm">
          <text:p/>
        </draw:line>
        <draw:ellipse draw:style-name="gr2" draw:text-style-name="P1" draw:layer="layout" svg:width="0.361cm" svg:height="0.371cm" svg:x="0cm" svg:y="1.167cm">
          <text:p/>
        </draw:ellipse>
        <draw:line draw:style-name="gr1" draw:text-style-name="P1" draw:layer="layout" svg:x1="0.524cm" svg:y1="0.478cm" svg:x2="0.835cm" svg:y2="1.395cm">
          <text:p/>
        </draw:line>
        <draw:line draw:style-name="gr1" draw:text-style-name="P1" draw:layer="layout" svg:x1="0.83cm" svg:y1="1.363cm" svg:x2="0.334cm" svg:y2="1.033cm">
          <text:p/>
        </draw:line>
        <draw:line draw:style-name="gr1" draw:text-style-name="P1" draw:layer="layout" svg:x1="1.427cm" svg:y1="0.464cm" svg:x2="1.982cm" svg:y2="0.464cm">
          <text:p/>
        </draw:line>
        <draw:line draw:style-name="gr1" draw:text-style-name="P1" draw:layer="layout" svg:x1="1.943cm" svg:y1="0.448cm" svg:x2="1.369cm" svg:y2="1.403cm">
          <text:p/>
        </draw:line>
        <draw:line draw:style-name="gr1" draw:text-style-name="P1" draw:layer="layout" svg:x1="1.408cm" svg:y1="1.377cm" svg:x2="1.975cm" svg:y2="1.382cm">
          <text:p/>
        </draw:line>
        <draw:ellipse draw:style-name="gr2" draw:text-style-name="P1" draw:layer="layout" svg:width="0.361cm" svg:height="0.371cm" svg:x="1.249cm" svg:y="0.285cm">
          <text:p/>
        </draw:ellipse>
        <draw:frame draw:style-name="gr3" draw:layer="layout" svg:width="1.035cm" svg:height="0.962cm" svg:x="0.595cm" svg:y="0.79cm">
          <draw:text-box>
            <text:p>..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cm" fo:page-height="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Wincent Balin</meta:initial-creator>
    <meta:creation-date>2011-02-23T19:10:56.54</meta:creation-date>
    <dc:date>2011-03-13T13:41:48</dc:date>
    <dc:creator>Wincent Balin</dc:creator>
    <meta:editing-duration>PT00H25M54S</meta:editing-duration>
    <meta:editing-cycles>3</meta:editing-cycles>
    <meta:generator>OpenOffice.org/3.2$Unix OpenOffice.org_project/320m12$Build-9483</meta:generator>
    <meta:document-statistic meta:object-count="9"/>
  </office:meta>
</office:document-meta>
</file>